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0828190237418375" text:style-name="L1">
        <text:list-item>
          <text:p text:style-name="P1">I've inspected the seal and cross referenced it with the designs and noticed that there are difference. Extra runes here and there.</text:p>
        </text:list-item>
        <text:list-item>
          <text:p text:style-name="P1">The runes are in Infernal and unfortunately no one here can read them. So I'll never know what they were trying to do. But at least we stopped them.</text:p>
        </text:list-item>
        <text:list-item>
          <text:p text:style-name="P1">Sir Jenny's wounds have become infected. She's dying and there is nothing I can do about it. What little medicine we have can not cure it so I have administered som sleeping draught to help ease the pa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9T14:01:34.08</meta:creation-date>
    <meta:document-statistic meta:table-count="0" meta:image-count="0" meta:object-count="0" meta:page-count="1" meta:paragraph-count="3" meta:word-count="92" meta:character-count="486"/>
    <dc:date>2018-11-29T14:02:04.57</dc:date>
    <meta:editing-duration>PT30S</meta:editing-duration>
    <meta:editing-cycles>1</meta:editing-cycles>
    <meta:generator>OpenOffice/4.1.3$Win32 OpenOffice.org_project/413m1$Build-9783</meta:generator>
  </office:meta>
</office:document-meta>
</file>